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d1f63" fo:font-size="16pt" style:text-underline-style="solid" style:text-underline-width="auto" style:text-underline-color="font-color" fo:font-weight="bold" officeooo:paragraph-rsid="0018a6d3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8a6d3"/>
    </style:style>
    <style:style style:name="T1" style:family="text">
      <style:text-properties officeooo:rsid="001e52a2"/>
    </style:style>
    <style:style style:name="T2" style:family="text">
      <style:text-properties officeooo:rsid="001fe29a"/>
    </style:style>
    <style:style style:name="T3" style:family="text">
      <style:text-properties officeooo:rsid="0018a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tre de livraison du projet <text:span text:style-name="T3">Blog pour un écrivain</text:span></text:p>
      <text:p text:style-name="P2"/>
      <text:p text:style-name="P2"/>
      <text:p text:style-name="P2">Comme convenu, je vous livre mon projet, que vous pouvez consulter en ligne à l’adresse suivante :</text:p>
      <text:p text:style-name="P2"><text:a xlink:type="simple" xlink:href="https://blog-alaska.000webhostapp.com/" text:style-name="Internet_20_link" text:visited-style-name="Visited_20_Internet_20_Link">https://blog-alaska.000webhostapp.com/</text:a> </text:p>
      <text:p text:style-name="P2"/>
      <text:p text:style-name="P2">Je vous envoie également le code source complet du projet, qui comprend <text:span text:style-name="T2">les 7 dossiers</text:span> <text:span text:style-name="T3">et les 2 fichiers suivants</text:span> :</text:p>
      <text:p text:style-name="P2">- <text:span text:style-name="T3">controller</text:span></text:p>
      <text:p text:style-name="P2">- <text:span text:style-name="T3">css</text:span></text:p>
      <text:p text:style-name="P2">- <text:span text:style-name="T3">images</text:span></text:p>
      <text:p text:style-name="P2">- <text:span text:style-name="T3">js</text:span></text:p>
      <text:p text:style-name="P2">- <text:span text:style-name="T1">model</text:span></text:p>
      <text:p text:style-name="P2">- <text:span text:style-name="T3">PHPMailer</text:span></text:p>
      <text:p text:style-name="P2">- <text:span text:style-name="T3">view</text:span></text:p>
      <text:p text:style-name="P2">- <text:span text:style-name="T3">le fichier index.php</text:span></text:p>
      <text:p text:style-name="P2">- <text:span text:style-name="T3">le fichier readme</text:span></text:p>
      <text:p text:style-name="P2"/>
      <text:p text:style-name="P2">Je vous envoie aussi <text:span text:style-name="T3">1</text:span> présentation <text:span text:style-name="T3">au format</text:span> Powerpoint <text:span text:style-name="T3">qui</text:span> résume bien les différentes étapes de création de ce projet</text:p>
      <text:p text:style-name="P2"/>
      <text:p text:style-name="P2"/>
      <text:p text:style-name="P2">Je reste, bien entendu, à votre disposition pour tout renseignement complémentaire.</text:p>
      <text:p text:style-name="P2"/>
      <text:p text:style-name="P2"/>
      <text:p text:style-name="P2"/>
      <text:p text:style-name="P2"><text:tab/><text:tab/><text:tab/><text:tab/><text:tab/><text:tab/><text:tab/><text:tab/>Cordialement,</text:p>
      <text:p text:style-name="P2"/>
      <text:p text:style-name="P2"/>
      <text:p text:style-name="P2"><text:tab/><text:tab/><text:tab/><text:tab/><text:tab/><text:tab/><text:tab/><text:tab/>Jérôme DAV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4:09:44.045000000</meta:creation-date>
    <dc:date>2020-02-02T14:16:36.351000000</dc:date>
    <meta:editing-duration>PT6M53S</meta:editing-duration>
    <meta:editing-cycles>1</meta:editing-cycles>
    <meta:document-statistic meta:table-count="0" meta:image-count="0" meta:object-count="0" meta:page-count="1" meta:paragraph-count="17" meta:word-count="104" meta:character-count="641" meta:non-whitespace-character-count="537"/>
    <meta:generator>LibreOffice/5.4.7.2$Windows_X86_64 LibreOffice_project/c838ef25c16710f8838b1faec480ebba495259d0</meta:generator>
  </office:meta>
</office:document-meta>
</file>